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d7ffa" officeooo:paragraph-rsid="0013ea16"/>
    </style:style>
    <style:style style:name="P3" style:family="paragraph" style:parent-style-name="Standard">
      <style:text-properties fo:font-size="10pt" fo:font-style="italic" officeooo:rsid="0013848b" officeooo:paragraph-rsid="0013848b" style:font-size-asian="10pt" style:font-style-asian="italic" style:font-size-complex="10pt" style:font-style-complex="italic"/>
    </style:style>
    <style:style style:name="P4" style:family="paragraph" style:parent-style-name="Standard" style:list-style-name="L1">
      <style:text-properties officeooo:paragraph-rsid="0013ea16"/>
    </style:style>
    <style:style style:name="P5" style:family="paragraph" style:parent-style-name="Standard" style:list-style-name="L1">
      <style:text-properties officeooo:rsid="00164919" officeooo:paragraph-rsid="00164919"/>
    </style:style>
    <style:style style:name="P6" style:family="paragraph" style:parent-style-name="Standard" style:list-style-name="L1">
      <style:text-properties officeooo:rsid="00164919" officeooo:paragraph-rsid="00193f2a"/>
    </style:style>
    <style:style style:name="P7" style:family="paragraph" style:parent-style-name="Standard" style:list-style-name="L1">
      <style:text-properties officeooo:rsid="00193f2a" officeooo:paragraph-rsid="00193f2a"/>
    </style:style>
    <style:style style:name="P8" style:family="paragraph" style:parent-style-name="Standard" style:list-style-name="L1">
      <style:text-properties officeooo:rsid="00193f2a" officeooo:paragraph-rsid="001b1427"/>
    </style:style>
    <style:style style:name="P9" style:family="paragraph" style:parent-style-name="Standard">
      <style:text-properties officeooo:rsid="001b1427" officeooo:paragraph-rsid="001d2d9c"/>
    </style:style>
    <style:style style:name="P10" style:family="paragraph" style:parent-style-name="Standard">
      <style:text-properties officeooo:rsid="001efd10" officeooo:paragraph-rsid="00223a84"/>
    </style:style>
    <style:style style:name="P11" style:family="paragraph" style:parent-style-name="Standard">
      <style:text-properties officeooo:rsid="002432d0" officeooo:paragraph-rsid="002432d0"/>
    </style:style>
    <style:style style:name="T1" style:family="text">
      <style:text-properties fo:font-size="14pt" fo:font-weight="bold" officeooo:rsid="0008c2c7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d7ffa" style:font-size-asian="14pt" style:font-weight-asian="bold" style:font-size-complex="14pt" style:font-weight-complex="bold"/>
    </style:style>
    <style:style style:name="T3" style:family="text">
      <style:text-properties officeooo:rsid="000f5595"/>
    </style:style>
    <style:style style:name="T4" style:family="text">
      <style:text-properties officeooo:rsid="000f9384"/>
    </style:style>
    <style:style style:name="T5" style:family="text">
      <style:text-properties officeooo:rsid="0013ca8c"/>
    </style:style>
    <style:style style:name="T6" style:family="text">
      <style:text-properties officeooo:rsid="0013ea16"/>
    </style:style>
    <style:style style:name="T7" style:family="text">
      <style:text-properties officeooo:rsid="00164919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193f2a" style:font-weight-asian="bold" style:font-weight-complex="bold"/>
    </style:style>
    <style:style style:name="T10" style:family="text">
      <style:text-properties fo:color="#c9211e" loext:opacity="100%" fo:font-weight="bold" officeooo:rsid="00164919" style:font-weight-asian="bold" style:font-weight-complex="bold"/>
    </style:style>
    <style:style style:name="T11" style:family="text">
      <style:text-properties fo:color="#c9211e" loext:opacity="100%" fo:font-weight="bold" officeooo:rsid="001d2d9c" style:font-weight-asian="bold" style:font-weight-complex="bold"/>
    </style:style>
    <style:style style:name="T12" style:family="text">
      <style:text-properties fo:color="#c9211e" loext:opacity="100%" fo:font-weight="bold" officeooo:rsid="0020a181" style:font-weight-asian="bold" style:font-weight-complex="bold"/>
    </style:style>
    <style:style style:name="T13" style:family="text">
      <style:text-properties fo:color="#c9211e" loext:opacity="100%" fo:font-weight="bold" officeooo:rsid="00223a84" style:font-weight-asian="bold" style:font-weight-complex="bold"/>
    </style:style>
    <style:style style:name="T14" style:family="text">
      <style:text-properties officeooo:rsid="0018325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8325c"/>
    </style:style>
    <style:style style:name="T17" style:family="text">
      <style:text-properties officeooo:rsid="001f11fa"/>
    </style:style>
    <style:style style:name="T18" style:family="text">
      <style:text-properties officeooo:rsid="001f9dc7"/>
    </style:style>
    <style:style style:name="T19" style:family="text">
      <style:text-properties officeooo:rsid="0020a181"/>
    </style:style>
    <style:style style:name="T20" style:family="text">
      <style:text-properties officeooo:rsid="00223a84"/>
    </style:style>
    <style:style style:name="T21" style:family="text">
      <style:text-properties officeooo:rsid="00237a1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[PROJECT EULER] – Problem </text:span><text:span text:style-name="T2">5</text:span></text:p>
      <text:p text:style-name="Standard"/>
      <text:p text:style-name="P3">The following <text:span text:style-name="T5">text</text:span> follows my thinking in order:</text:p>
      <text:p text:style-name="P2">First like all Project Euler problem, I search for a purely logical solution, <draw:frame draw:style-name="fr1" draw:name="Object1" text:anchor-type="as-char" svg:y="-0.1484in" svg:width="0.2161in" svg:height="0.1846in" draw:z-index="0"><draw:object xlink:href="./Object 1" xlink:type="simple" xlink:show="embed" xlink:actuate="onLoad"/><draw:image xlink:href="./ObjectReplacements/Object 1" xlink:type="simple" xlink:show="embed" xlink:actuate="onLoad"/></draw:frame><text:s/>was the first thing that came into my mind, and it’s logical it’s the product of all number for 1 to 10 thus all these numbers evenly divide <draw:frame draw:style-name="fr1" draw:name="Object2" text:anchor-type="as-char" svg:y="-0.1484in" svg:width="0.2161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but yea <draw:frame draw:style-name="fr1" draw:name="Object3" text:anchor-type="as-char" svg:y="-0.1484in" svg:width="0.684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<text:s/>And that also logical, in the factorial of 10 there will be duplicates <text:span text:style-name="T3">(e.g: </text:span><text:span text:style-name="T3"><draw:frame draw:style-name="fr1" draw:name="Object4" text:anchor-type="as-char" svg:y="-0.1484in" svg:width="2.3307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)</text:span>, <text:span text:style-name="T4">however </text:span>we don’t want these duplicates, we just want to write down all the numbers from 2 to 10 in term of product with the fewest possible of multiplication. <text:span text:style-name="T6">We want <text:s/>to do that for this problem:</text:span></text:p>
      <text:list text:style-name="L1">
        <text:list-item>
          <text:p text:style-name="P4"><text:span text:style-name="T6">1 is the multiple of all numbers so we don’t care</text:span></text:p>
        </text:list-item>
        <text:list-item>
          <text:p text:style-name="P5">2 must be a multiple so we include it <text:span text:style-name="T14">(it is </text:span><text:span text:style-name="T16">prime</text:span><text:span text:style-name="T14">)</text:span>: <text:span text:style-name="T8">2</text:span></text:p>
        </text:list-item>
        <text:list-item>
          <text:p text:style-name="P5">3 must be a multiple so we include it <text:span text:style-name="T14">(it is </text:span><text:span text:style-name="T16">prime</text:span><text:span text:style-name="T14">)</text:span>: <text:span text:style-name="T8">2*3</text:span></text:p>
        </text:list-item>
        <text:list-item>
          <text:p text:style-name="P5">4 must be a multiple, however 4=2*2 and we already have a 2 so we add one 2: <text:span text:style-name="T8">2*3*2</text:span></text:p>
        </text:list-item>
        <text:list-item>
          <text:p text:style-name="P5">5 is <text:span text:style-name="T15">prime</text:span>, so we include it: <text:span text:style-name="T8">2*3*2*5</text:span></text:p>
        </text:list-item>
        <text:list-item>
          <text:p text:style-name="P5">6=3*2 so we add nothing since we already have 2*3 thus 6: <text:span text:style-name="T8">2*3*2*5</text:span></text:p>
        </text:list-item>
        <text:list-item>
          <text:p text:style-name="P6">7 is <text:span text:style-name="T15">prime</text:span>: <text:span text:style-name="T8">2*3*2*5</text:span><text:span text:style-name="T9">*7</text:span>.</text:p>
        </text:list-item>
        <text:list-item>
          <text:p text:style-name="P7">8=4*2=2*2*2, we must add one two: <text:span text:style-name="T10">2*3*2*5</text:span><text:span text:style-name="T8">*7*2</text:span><text:span text:style-name="T7">.</text:span></text:p>
        </text:list-item>
        <text:list-item>
          <text:p text:style-name="P7">9=3*3, we must add one three: <text:span text:style-name="T7"><text:s/></text:span><text:span text:style-name="T10">2*3*2*5</text:span><text:span text:style-name="T8">*7*2*3</text:span><text:span text:style-name="T7">.</text:span></text:p>
        </text:list-item>
        <text:list-item>
          <text:p text:style-name="P8">10=5*2, it is already there, we add nothing: <text:span text:style-name="T10">2*3*2*5</text:span><text:span text:style-name="T8">*7*2*3</text:span><text:span text:style-name="T7">.</text:span></text:p>
        </text:list-item>
      </text:list>
      <text:p text:style-name="P9">Leaving us: <text:span text:style-name="T10">2*3*2*5</text:span><text:span text:style-name="T9">*7*2*3 </text:span><text:span text:style-name="T11">= 2520</text:span><text:span text:style-name="T7">.</text:span></text:p>
      <text:p text:style-name="P10">If the “prime” are underlined, it’s not for nothing; <text:span text:style-name="T19">indeed, prime are not divisible by anything other than themselves and 1 thus we cannot decomposing further than it’s already is so we must include it all.</text:span> <text:span text:style-name="T19">I</text:span>n fact we just created the prime factor of 2520 without knowing it (which myself was ashamed to <text:span text:style-name="T17">not have </text:span>s<text:span text:style-name="T17">een </text:span>it <text:span text:style-name="T17">earlier</text:span><text:span text:style-name="T18">). </text:span><text:span text:style-name="T19">Thus for the real question which is for 1 to 20; we must find the prime factor of such a number, and with the exact same reasoning as above </text:span><text:span text:style-name="T21">(I take the result for ten and extend it from 11 to 20)</text:span><text:span text:style-name="T19">, we find: </text:span></text:p>
      <text:p text:style-name="P10"><text:span text:style-name="T12">2**4 * 3**2 * 5 * 7 * 11 * 13 * 17 * 19 </text:span><text:span text:style-name="T13">= 232792560</text:span><text:span text:style-name="T20">; which is obviously the right answer</text:span><text:span text:style-name="T19">.</text:span></text:p>
      <text:p text:style-name="P10"/>
      <text:p text:style-name="P11">For a algorithmic implementation, I didn’t find anything else than looping from 1 to n; and for each find if it’s already a multiple else factor decompose it then add the necessary missing part; and voilà; and yes I didn’t implement nor optimize this algorithm because from 1 to 20; it took me less than 2 minutes to compute by hand the solution…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8:05:08.948548114</meta:creation-date>
    <dc:date>2023-05-10T19:01:41.183156598</dc:date>
    <meta:editing-duration>PT59M24S</meta:editing-duration>
    <meta:editing-cycles>29</meta:editing-cycles>
    <meta:generator>LibreOffice/7.5.3.2$Linux_X86_64 LibreOffice_project/9f56dff12ba03b9acd7730a5a481eea045e468f3</meta:generator>
    <meta:document-statistic meta:table-count="0" meta:image-count="0" meta:object-count="4" meta:page-count="1" meta:paragraph-count="17" meta:word-count="417" meta:character-count="2117" meta:non-whitespace-character-count="1720"/>
  </office:meta>
</office:document-meta>
</file>

<file path=Object 1/content.xml><?xml version="1.0" encoding="utf-8"?>
<math xmlns="http://www.w3.org/1998/Math/MathML" display="block">
  <semantics>
    <mrow>
      <mn>10</mn>
      <mo stretchy="false">!</mo>
    </mrow>
    <annotation encoding="StarMath 5.0">fact{10} </annotation>
  </semantics>
</math>
</file>

<file path=Object 2/content.xml><?xml version="1.0" encoding="utf-8"?>
<math xmlns="http://www.w3.org/1998/Math/MathML" display="block">
  <semantics>
    <mrow>
      <mn>10</mn>
      <mo stretchy="false">!</mo>
    </mrow>
    <annotation encoding="StarMath 5.0">fact{10} </annotation>
  </semantics>
</math>
</file>

<file path=Object 3/content.xml><?xml version="1.0" encoding="utf-8"?>
<math xmlns="http://www.w3.org/1998/Math/MathML" display="block">
  <semantics>
    <mrow>
      <mrow>
        <mn>10</mn>
        <mo stretchy="false">!</mo>
      </mrow>
      <mo stretchy="false">≠</mo>
      <mn>2520</mn>
    </mrow>
    <annotation encoding="StarMath 5.0">fact{10} &lt;&gt; 2520 </annotation>
  </semantics>
</math>
</file>

<file path=Object 4/content.xml><?xml version="1.0" encoding="utf-8"?>
<math xmlns="http://www.w3.org/1998/Math/MathML" display="block">
  <semantics>
    <mrow>
      <mrow>
        <mn>5</mn>
        <mo stretchy="false">×</mo>
        <mn>4</mn>
        <mo stretchy="false">×</mo>
        <mn>3</mn>
        <mo stretchy="false">×</mo>
        <mn>2</mn>
        <mo stretchy="false">×</mo>
        <mn>1</mn>
      </mrow>
      <mo stretchy="false">=</mo>
      <mrow>
        <mn>5</mn>
        <mo stretchy="false">×</mo>
        <mn>2</mn>
        <mo stretchy="false">×</mo>
        <mn>2</mn>
        <mo stretchy="false">×</mo>
        <mn>3</mn>
        <mo stretchy="false">×</mo>
        <mn>2</mn>
        <mo stretchy="false">×</mo>
        <mn>1</mn>
      </mrow>
    </mrow>
    <annotation encoding="StarMath 5.0">5 times 4 times 3 times 2 times 1 = 5 times 2 times 2 times 3 times 2 times 1</annotation>
  </semantics>
</math>
</file>